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VSaveService.saveCSVStats( Vector data , FileWriter writer , String headers [ ]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SVSaveService.saveCSVStats( DefaultTableModel model , FileWriter writ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SVSaveService.CSVSave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SVSaveService.printableFieldNames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SaveService.splitHeader( String headerLine , String deli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SVSaveService.processSamples( String filename , Visualizer visualizer , ResultCollector resultCollecto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tringQuoter.append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SVSaveService.resultToDelimitedString( SampleEvent event , final String delimiter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8">
            <text:p text:style-name="Table_20_Contents">8</text:p>
          </table:table-cell>
          <table:table-cell office:value-type="float" office:value="119">
            <text:p text:style-name="Table_20_Contents">119</text:p>
          </table:table-cell>
        </table:table-row>
        <table:table-row>
          <table:table-cell office:value-type="string">
            <text:p text:style-name="Table_20_Contents">StringQuoter.addDeli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Quoter.append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SaveService.quoteDelimiters( String input , char [ ] specialCha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SVSaveService.csvSplitString( String line , char deli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Quoter.append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SVSaveService.getSampleSaveConfiguration( String headerLine , String file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CSVSaveService.saveCSVStats( Vector data , File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VSaveService.makeResultFromDelimitedString( final String inputLine , final SampleSaveConfiguration saveConfig , final long lin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SVSaveService.makeResultFromDelimitedString( final String [ ] parts , final SampleSaveConfiguration saveConfig , final long lineNumber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32">
            <text:p text:style-name="Table_20_Contents">132</text:p>
          </table:table-cell>
        </table:table-row>
        <table:table-row>
          <table:table-cell office:value-type="string">
            <text:p text:style-name="Table_20_Contents">StringQuoter.resultToDelimitedString( SampleEvent event , final String delim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SVSaveService.printableFieldNamesToString( SampleSaveConfiguration saveConfig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4">
            <text:p text:style-name="Table_20_Contents">4</text:p>
          </table:table-cell>
          <table:table-cell office:value-type="float" office:value="91">
            <text:p text:style-name="Table_20_Contents">91</text:p>
          </table:table-cell>
        </table:table-row>
        <table:table-row>
          <table:table-cell office:value-type="string">
            <text:p text:style-name="Table_20_Contents">CSVSaveService.csvReadFile( BufferedReader infile , char delim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8">
            <text:p text:style-name="Table_20_Contents">18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CSVSaveService.isVariableName( final String lab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SVSaveService.resultToDelimitedString( Sampl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Quoter.append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SVSaveService.isDelimOrEOL( char delim , int 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Quoter.append( lon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Quo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